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869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f09" officeooo:paragraph-rsid="00169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9cc" officeooo:paragraph-rsid="001869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c4c" officeooo:paragraph-rsid="00215c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40a" officeooo:paragraph-rsid="0026b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69f09"/>
    </style:style>
    <style:style style:name="T5" style:family="text">
      <style:text-properties officeooo:rsid="001869cc"/>
    </style:style>
    <style:style style:name="T6" style:family="text">
      <style:text-properties officeooo:rsid="001a20f5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9f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07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5c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6bd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officeooo:rsid="001d62b9"/>
    </style:style>
    <style:style style:name="T14" style:family="text">
      <style:text-properties officeooo:rsid="00215c4c"/>
    </style:style>
    <style:style style:name="T15" style:family="text">
      <style:text-properties officeooo:rsid="0023640a"/>
    </style:style>
    <style:style style:name="T16" style:family="text">
      <style:text-properties officeooo:rsid="0024047d"/>
    </style:style>
    <style:style style:name="T17" style:family="text">
      <style:text-properties officeooo:rsid="0026bd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7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8"><text:span text:style-name="T7">Numéro :</text:span><text:span text:style-name="T8"> </text:span><text:span text:style-name="T9">cas F-</text:span><text:span text:style-name="T10">I-</text:span><text:span text:style-name="T12">4</text:span></text:p>
                </table:table-cell>
              </table:table-row>
              <table:table-row>
                <table:table-cell table:style-name="Tableau2.A2" office:value-type="string">
                  <text:p text:style-name="P1">Nom : <text:span text:style-name="T4">Consulter la FAQ</text:span></text:p>
                </table:table-cell>
              </table:table-row>
              <table:table-row>
                <table:table-cell table:style-name="Tableau2.A2" office:value-type="string">
                  <text:p text:style-name="P1">Acteurs : <text:span text:style-name="T4">Visiteurs (occasionnels ou inscrits)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 <text:span text:style-name="T4">navigation dans le blog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4">01/11/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aucune (pages accessibles à tous)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arrivée dans la partie FAQ du sit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5">1. Le système affiche l<text:span text:style-name="T14">es questions les <text:s/>unes en dessous-des autres, la + récente en premier</text:span></text:p>
                  <text:p text:style-name="P5">2. Le visiteur sélectionne un<text:span text:style-name="T14">e question</text:span></text:p>
                  <text:p text:style-name="P5">3. Le système affiche <text:span text:style-name="T17">la question + la ou les réponses</text:span></text:p>
                  <text:p text:style-name="P5">4. Le visiteur retourne à la <text:span text:style-name="T14">page des questions</text:span>→ retour à 1</text:p>
                  <text:p text:style-name="P5"><text:span text:style-name="T5">ou </text:span>5. Le visiteur quitte cette partie du site ou le site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5"><text:span text:style-name="T6">1</text:span>a. Le visiteur arrive directement sur <text:span text:style-name="T17">la FAQ</text:span> (moteur de recherche, lien <text:span text:style-name="T13">depuis recette, </text:span>externe…)</text:p>
                  <text:p text:style-name="P9">3a. Le visiteur <text:span text:style-name="T15">est inscrit et loggé <text:s/>et </text:span>veut <text:span text:style-name="T17">répondre à la question</text:span> → voir cas <text:span text:style-name="T17">répondre à une question</text:span></text:p>
                  <text:p text:style-name="P10">3b. Le visiteur n’est pas loggé et <text:span text:style-name="T14">veut répondre à la question</text:span> → message l’invitant à se logger ou à s’inscrire</text:p>
                </table:table-cell>
              </table:table-row>
              <table:table-row>
                <table:table-cell table:style-name="Tableau3.A2" office:value-type="string">
                  <text:p text:style-name="P2">S<text:span text:style-name="T3">cénarios d’exception : non affichage d’une page temporairement indisponible : </text:span></text:p>
                  <text:p text:style-name="P6">3a. message d’excuse et redirection vers la <text:span text:style-name="T17">liste des questions</text:span>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5">Le visiteur ferme la page ou poursuit sa navigation dans une autre partie du site.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5">aucun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 <text:span text:style-name="T14"><text:s/>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 chargement maximum 1 seconde sur tous supports</text:span></text:p>
                </table:table-cell>
              </table:table-row>
              <table:table-row>
                <table:table-cell table:style-name="Tableau4.A2" office:value-type="string">
                  <text:p text:style-name="P3"/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10T20:07:10.803000000</dc:date>
    <meta:editing-duration>PT54M36S</meta:editing-duration>
    <meta:editing-cycles>16</meta:editing-cycles>
    <meta:document-statistic meta:table-count="4" meta:image-count="0" meta:object-count="0" meta:page-count="1" meta:paragraph-count="27" meta:word-count="221" meta:character-count="1308" meta:non-whitespace-character-count="1109"/>
  </office:meta>
</office:document-meta>
</file>